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1862e9"/>
    </style:style>
    <style:style style:name="P2" style:family="paragraph" style:parent-style-name="Standard">
      <style:text-properties fo:language="en" fo:country="US" officeooo:paragraph-rsid="0018d78a"/>
    </style:style>
    <style:style style:name="P3" style:family="paragraph" style:parent-style-name="Standard">
      <style:text-properties fo:language="en" fo:country="US" officeooo:paragraph-rsid="001a16d3"/>
    </style:style>
    <style:style style:name="P4" style:family="paragraph" style:parent-style-name="Standard">
      <style:text-properties fo:language="en" fo:country="US" officeooo:rsid="00174aca" officeooo:paragraph-rsid="00174aca"/>
    </style:style>
    <style:style style:name="P5" style:family="paragraph" style:parent-style-name="Standard">
      <style:text-properties fo:language="en" fo:country="US" officeooo:rsid="001862e9" officeooo:paragraph-rsid="001862e9"/>
    </style:style>
    <style:style style:name="P6" style:family="paragraph" style:parent-style-name="Standard">
      <style:text-properties fo:language="en" fo:country="US" officeooo:rsid="001abaf4" officeooo:paragraph-rsid="001abaf4"/>
    </style:style>
    <style:style style:name="P7" style:family="paragraph" style:parent-style-name="Standard">
      <style:text-properties fo:language="en" fo:country="US" officeooo:rsid="001e4713" officeooo:paragraph-rsid="001e4713"/>
    </style:style>
    <style:style style:name="P8" style:family="paragraph" style:parent-style-name="Standard">
      <style:text-properties fo:language="en" fo:country="US" officeooo:rsid="001f6a4b" officeooo:paragraph-rsid="001f6a4b"/>
    </style:style>
    <style:style style:name="P9" style:family="paragraph" style:parent-style-name="Standard">
      <style:text-properties fo:language="en" fo:country="US" officeooo:rsid="0020c482" officeooo:paragraph-rsid="001fb763"/>
    </style:style>
    <style:style style:name="P10" style:family="paragraph" style:parent-style-name="Standard">
      <style:text-properties fo:language="en" fo:country="US" officeooo:rsid="0020c482" officeooo:paragraph-rsid="0020c482"/>
    </style:style>
    <style:style style:name="P11" style:family="paragraph" style:parent-style-name="Standard">
      <style:text-properties fo:language="en" fo:country="US" officeooo:rsid="0020c482" officeooo:paragraph-rsid="00217a5b"/>
    </style:style>
    <style:style style:name="P12" style:family="paragraph" style:parent-style-name="Standard">
      <style:text-properties fo:language="en" fo:country="US" officeooo:rsid="0020c482" officeooo:paragraph-rsid="0022e309"/>
    </style:style>
    <style:style style:name="P13" style:family="paragraph" style:parent-style-name="Standard">
      <style:text-properties fo:language="en" fo:country="US" officeooo:rsid="0020c482" officeooo:paragraph-rsid="00247193"/>
    </style:style>
    <style:style style:name="P14" style:family="paragraph" style:parent-style-name="Standard">
      <style:text-properties fo:language="en" fo:country="US" fo:font-weight="bold" officeooo:rsid="0024d730" officeooo:paragraph-rsid="0024d730" style:font-weight-asian="bold" style:font-weight-complex="bold"/>
    </style:style>
    <style:style style:name="P15" style:family="paragraph" style:parent-style-name="Standard">
      <style:text-properties fo:language="en" fo:country="US" officeooo:rsid="0022e309" officeooo:paragraph-rsid="0022e309"/>
    </style:style>
    <style:style style:name="P16" style:family="paragraph" style:parent-style-name="Standard">
      <style:text-properties fo:language="en" fo:country="US" officeooo:rsid="00247193" officeooo:paragraph-rsid="00247193"/>
    </style:style>
    <style:style style:name="P17" style:family="paragraph" style:parent-style-name="Standard">
      <style:text-properties fo:language="en" fo:country="US" officeooo:rsid="0024d730" officeooo:paragraph-rsid="00247193"/>
    </style:style>
    <style:style style:name="P18" style:family="paragraph" style:parent-style-name="Standard">
      <style:text-properties fo:language="en" fo:country="US" officeooo:rsid="0024d730" officeooo:paragraph-rsid="0024d730"/>
    </style:style>
    <style:style style:name="P19" style:family="paragraph" style:parent-style-name="Standard">
      <style:text-properties fo:language="en" fo:country="US" style:text-underline-style="solid" style:text-underline-width="auto" style:text-underline-color="font-color" fo:font-weight="bold" officeooo:rsid="001862e9" officeooo:paragraph-rsid="001862e9" style:font-weight-asian="bold" style:font-weight-complex="bold"/>
    </style:style>
    <style:style style:name="P20" style:family="paragraph" style:parent-style-name="Standard">
      <style:text-properties fo:language="en" fo:country="US" style:text-underline-style="solid" style:text-underline-width="auto" style:text-underline-color="font-color" fo:font-weight="bold" officeooo:rsid="001e4713" officeooo:paragraph-rsid="001e4713" style:font-weight-asian="bold" style:font-weight-complex="bold"/>
    </style:style>
    <style:style style:name="P21" style:family="paragraph" style:parent-style-name="Standard">
      <style:text-properties fo:language="en" fo:country="US" style:text-underline-style="solid" style:text-underline-width="auto" style:text-underline-color="font-color" fo:font-weight="bold" officeooo:rsid="0020c482" officeooo:paragraph-rsid="0020c482" style:font-weight-asian="bold" style:font-weight-complex="bold"/>
    </style:style>
    <style:style style:name="P22" style:family="paragraph" style:parent-style-name="Standard">
      <style:text-properties fo:language="en" fo:country="US" style:text-underline-style="solid" style:text-underline-width="auto" style:text-underline-color="font-color" fo:font-weight="bold" officeooo:rsid="00247193" officeooo:paragraph-rsid="00247193" style:font-weight-asian="bold" style:font-weight-complex="bold"/>
    </style:style>
    <style:style style:name="P23" style:family="paragraph" style:parent-style-name="Standard">
      <style:text-properties fo:language="en" fo:country="US" style:text-underline-style="solid" style:text-underline-width="auto" style:text-underline-color="font-color" fo:font-weight="bold" officeooo:rsid="0024d730" officeooo:paragraph-rsid="0024d730" style:font-weight-asian="bold" style:font-weight-complex="bold"/>
    </style:style>
    <style:style style:name="P24" style:family="paragraph" style:parent-style-name="Standard">
      <style:text-properties fo:language="en" fo:country="US" style:text-underline-style="solid" style:text-underline-width="auto" style:text-underline-color="font-color" fo:font-weight="bold" officeooo:rsid="001fb763" officeooo:paragraph-rsid="001fb763" style:font-weight-asian="bold" style:font-weight-complex="bold"/>
    </style:style>
    <style:style style:name="P25" style:family="paragraph" style:parent-style-name="Standard">
      <style:text-properties fo:language="en" fo:country="US" fo:font-style="normal" style:text-underline-style="solid" style:text-underline-width="auto" style:text-underline-color="font-color" fo:font-weight="bold" officeooo:rsid="001862e9" officeooo:paragraph-rsid="001862e9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ize="14pt" fo:language="en" fo:country="US" style:text-underline-style="solid" style:text-underline-width="auto" style:text-underline-color="font-color" fo:font-weight="bold" officeooo:rsid="00174aca" officeooo:paragraph-rsid="00174aca" style:font-size-asian="14pt" style:font-weight-asian="bold" style:font-size-complex="14pt" style:font-weight-complex="bold"/>
    </style:style>
    <style:style style:name="P27" style:family="paragraph" style:parent-style-name="Standard">
      <style:text-properties fo:language="en" fo:country="US" officeooo:rsid="0020c482" officeooo:paragraph-rsid="002f9056"/>
    </style:style>
    <style:style style:name="P28" style:family="paragraph" style:parent-style-name="Standard">
      <style:text-properties fo:language="en" fo:country="US" officeooo:rsid="001fb763" officeooo:paragraph-rsid="002f9056"/>
    </style:style>
    <style:style style:name="P29" style:family="paragraph" style:parent-style-name="Standard">
      <style:text-properties fo:language="en" fo:country="US" style:text-underline-style="solid" style:text-underline-width="auto" style:text-underline-color="font-color" fo:font-weight="bold" officeooo:rsid="001fb763" officeooo:paragraph-rsid="002f9056" style:font-weight-asian="bold" style:font-weight-complex="bold"/>
    </style:style>
    <style:style style:name="P30" style:family="paragraph" style:parent-style-name="Standard">
      <style:text-properties fo:language="en" fo:country="US" style:text-underline-style="solid" style:text-underline-width="auto" style:text-underline-color="font-color" fo:font-weight="bold" officeooo:rsid="001fb763" officeooo:paragraph-rsid="002ffef5" style:font-weight-asian="bold" style:font-weight-complex="bold"/>
    </style:style>
    <style:style style:name="P31" style:family="paragraph" style:parent-style-name="Standard">
      <style:text-properties fo:language="en" fo:country="US" officeooo:paragraph-rsid="001f6a4b"/>
    </style:style>
    <style:style style:name="P32" style:family="paragraph" style:parent-style-name="Standard">
      <style:text-properties fo:language="en" fo:country="US" officeooo:rsid="001abaf4" officeooo:paragraph-rsid="002ffef5"/>
    </style:style>
    <style:style style:name="P33" style:family="paragraph" style:parent-style-name="Standard">
      <style:text-properties fo:language="en" fo:country="US" officeooo:rsid="001f6a4b" officeooo:paragraph-rsid="002ffef5"/>
    </style:style>
    <style:style style:name="T1" style:family="text">
      <style:text-properties officeooo:rsid="001862e9"/>
    </style:style>
    <style:style style:name="T2" style:family="text">
      <style:text-properties officeooo:rsid="0018d78a"/>
    </style:style>
    <style:style style:name="T3" style:family="text">
      <style:text-properties officeooo:rsid="001a16d3"/>
    </style:style>
    <style:style style:name="T4" style:family="text">
      <style:text-properties officeooo:rsid="001abaf4"/>
    </style:style>
    <style:style style:name="T5" style:family="text">
      <style:text-properties officeooo:rsid="001c4ff0"/>
    </style:style>
    <style:style style:name="T6" style:family="text">
      <style:text-properties officeooo:rsid="001e4713"/>
    </style:style>
    <style:style style:name="T7" style:family="text">
      <style:text-properties officeooo:rsid="001fb763"/>
    </style:style>
    <style:style style:name="T8" style:family="text">
      <style:text-properties officeooo:rsid="00217a5b"/>
    </style:style>
    <style:style style:name="T9" style:family="text">
      <style:text-properties officeooo:rsid="0022e30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862e9" style:font-weight-asian="bold" style:font-weight-complex="bold"/>
    </style:style>
    <style:style style:name="T12" style:family="text">
      <style:text-properties fo:font-weight="bold" officeooo:rsid="001c4ff0" style:font-weight-asian="bold" style:font-weight-complex="bold"/>
    </style:style>
    <style:style style:name="T13" style:family="text">
      <style:text-properties fo:font-weight="bold" officeooo:rsid="0018d78a" style:font-weight-asian="bold" style:font-weight-complex="bold"/>
    </style:style>
    <style:style style:name="T14" style:family="text">
      <style:text-properties fo:font-weight="bold" officeooo:rsid="001a16d3" style:font-weight-asian="bold" style:font-weight-complex="bold"/>
    </style:style>
    <style:style style:name="T15" style:family="text">
      <style:text-properties fo:font-weight="bold" officeooo:rsid="001e4713" style:font-weight-asian="bold" style:font-weight-complex="bold"/>
    </style:style>
    <style:style style:name="T16" style:family="text">
      <style:text-properties fo:font-weight="bold" officeooo:rsid="001abaf4" style:font-weight-asian="bold" style:font-weight-complex="bold"/>
    </style:style>
    <style:style style:name="T17" style:family="text">
      <style:text-properties fo:font-weight="bold" officeooo:rsid="0027f205" style:font-weight-asian="bold" style:font-weight-complex="bold"/>
    </style:style>
    <style:style style:name="T18" style:family="text">
      <style:text-properties fo:font-weight="bold" officeooo:rsid="001fb763" style:font-weight-asian="bold" style:font-weight-complex="bold"/>
    </style:style>
    <style:style style:name="T19" style:family="text">
      <style:text-properties fo:font-weight="bold" officeooo:rsid="00217a5b" style:font-weight-asian="bold" style:font-weight-complex="bold"/>
    </style:style>
    <style:style style:name="T20" style:family="text">
      <style:text-properties fo:font-weight="bold" officeooo:rsid="00244040" style:font-weight-asian="bold" style:font-weight-complex="bold"/>
    </style:style>
    <style:style style:name="T21" style:family="text">
      <style:text-properties fo:font-weight="bold" officeooo:rsid="0022e309" style:font-weight-asian="bold" style:font-weight-complex="bold"/>
    </style:style>
    <style:style style:name="T22" style:family="text">
      <style:text-properties fo:font-weight="bold" officeooo:rsid="00247193" style:font-weight-asian="bold" style:font-weight-complex="bold"/>
    </style:style>
    <style:style style:name="T23" style:family="text">
      <style:text-properties fo:font-weight="bold" officeooo:rsid="0024d730" style:font-weight-asian="bold" style:font-weight-complex="bold"/>
    </style:style>
    <style:style style:name="T24" style:family="text">
      <style:text-properties fo:font-weight="bold" officeooo:rsid="002affa0" style:font-weight-asian="bold" style:font-weight-complex="bold"/>
    </style:style>
    <style:style style:name="T25" style:family="text">
      <style:text-properties fo:font-weight="bold" officeooo:rsid="002c880e" style:font-weight-asian="bold" style:font-weight-complex="bold"/>
    </style:style>
    <style:style style:name="T26" style:family="text">
      <style:text-properties fo:font-weight="bold" officeooo:rsid="002d5378" style:font-weight-asian="bold" style:font-weight-complex="bold"/>
    </style:style>
    <style:style style:name="T27" style:family="text">
      <style:text-properties fo:font-weight="bold" officeooo:rsid="002d70aa" style:font-weight-asian="bold" style:font-weight-complex="bold"/>
    </style:style>
    <style:style style:name="T28" style:family="text">
      <style:text-properties fo:font-weight="bold" officeooo:rsid="002e8e4c" style:font-weight-asian="bold" style:font-weight-complex="bold"/>
    </style:style>
    <style:style style:name="T29" style:family="text">
      <style:text-properties fo:font-weight="bold" officeooo:rsid="001f6a4b" style:font-weight-asian="bold" style:font-weight-complex="bold"/>
    </style:style>
    <style:style style:name="T30" style:family="text">
      <style:text-properties officeooo:rsid="00244040"/>
    </style:style>
    <style:style style:name="T31" style:family="text">
      <style:text-properties officeooo:rsid="00247193"/>
    </style:style>
    <style:style style:name="T32" style:family="text">
      <style:text-properties officeooo:rsid="0024d730"/>
    </style:style>
    <style:style style:name="T33" style:family="text">
      <style:text-properties officeooo:rsid="0024e450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26b818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affa0" style:font-weight-asian="normal" style:font-weight-complex="normal"/>
    </style:style>
    <style:style style:name="T38" style:family="text">
      <style:text-properties fo:font-weight="normal" officeooo:rsid="002d5378" style:font-weight-asian="normal" style:font-weight-complex="normal"/>
    </style:style>
    <style:style style:name="T39" style:family="text">
      <style:text-properties fo:font-weight="normal" officeooo:rsid="002d6342" style:font-weight-asian="normal" style:font-weight-complex="normal"/>
    </style:style>
    <style:style style:name="T40" style:family="text">
      <style:text-properties fo:font-weight="normal" officeooo:rsid="002e8e4c" style:font-weight-asian="normal" style:font-weight-complex="normal"/>
    </style:style>
    <style:style style:name="T41" style:family="text">
      <style:text-properties officeooo:rsid="0028adf7"/>
    </style:style>
    <style:style style:name="T42" style:family="text">
      <style:text-properties officeooo:rsid="002affa0"/>
    </style:style>
    <style:style style:name="T43" style:family="text">
      <style:text-properties officeooo:rsid="002c880e"/>
    </style:style>
    <style:style style:name="T44" style:family="text">
      <style:text-properties officeooo:rsid="002d5378"/>
    </style:style>
    <style:style style:name="T45" style:family="text">
      <style:text-properties officeooo:rsid="002d70aa"/>
    </style:style>
    <style:style style:name="T46" style:family="text">
      <style:text-properties officeooo:rsid="002e8e4c"/>
    </style:style>
    <style:style style:name="T47" style:family="text">
      <style:text-properties fo:language="en" fo:country="US" officeooo:rsid="001f6a4b"/>
    </style:style>
    <style:style style:name="T48" style:family="text">
      <style:text-properties officeooo:rsid="002f9056"/>
    </style:style>
    <style:style style:name="T49" style:family="text">
      <style:text-properties officeooo:rsid="001f6a4b"/>
    </style:style>
    <style:style style:name="T50" style:family="text">
      <style:text-properties officeooo:rsid="002ffef5"/>
    </style:style>
    <style:style style:name="T51" style:family="text">
      <style:text-properties officeooo:rsid="003131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Presentation Backup Text</text:p>
      <text:p text:style-name="P4"/>
      <text:p text:style-name="P19">Introduction</text:p>
      <text:p text:style-name="P5">So, <text:span text:style-name="T10">Welcome</text:span> to the presentation of my bachelor thesis proposal.</text:p>
      <text:p text:style-name="P1"><text:span text:style-name="T1">Before I begin, I want to </text:span><text:span text:style-name="T11">inform</text:span><text:span text:style-name="T1"> you, that I am a </text:span><text:span text:style-name="T11">stutterer</text:span><text:span text:style-name="T1">. I have learned some </text:span><text:span text:style-name="T11">techniques</text:span><text:span text:style-name="T1"> to handle this, but in </text:span><text:span text:style-name="T2">English</text:span><text:span text:style-name="T1"> it is still difficult for me.</text:span></text:p>
      <text:p text:style-name="P5"/>
      <text:p text:style-name="P25">Motivation</text:p>
      <text:p text:style-name="P5">So, I want to talk about <text:span text:style-name="T10">multi-robot systems</text:span> and first I want to show you <text:span text:style-name="T10">where</text:span> they appear and what <text:span text:style-name="T10">use</text:span> they have.</text:p>
      <text:p text:style-name="P2"><text:span text:style-name="T1">Here you can see a picture of the </text:span><text:span text:style-name="T11">Kiva</text:span><text:span text:style-name="T1"> robots. They are used in </text:span><text:span text:style-name="T11">warehousing</text:span><text:span text:style-name="T1"> </text:span><text:span text:style-name="T5">and can drive under </text:span><text:span text:style-name="T12">shelfs</text:span><text:span text:style-name="T5">, lift it and bring it to a worker in the packing area.</text:span></text:p>
      <text:p text:style-name="P2"><text:span text:style-name="T13">Why</text:span><text:span text:style-name="T2"> do they use a multi-robot system? I think it is obvious. A </text:span><text:span text:style-name="T13">single robot</text:span><text:span text:style-name="T2"> would be to </text:span><text:span text:style-name="T13">slow</text:span><text:span text:style-name="T2"> to do many simultaneous orders.</text:span></text:p>
      <text:p text:style-name="P3"><text:span text:style-name="T3">In </text:span><text:span text:style-name="T14">logistics</text:span><text:span text:style-name="T3"> </text:span><text:span text:style-name="T5">you can f</text:span><text:span text:style-name="T3">or example think of a </text:span><text:span text:style-name="T14">factory</text:span><text:span text:style-name="T3"> which produces </text:span><text:span text:style-name="T14">personalized products</text:span><text:span text:style-name="T3">. Logistic </text:span><text:span text:style-name="T14">robots</text:span><text:span text:style-name="T3"> could feed the machines with </text:span><text:span text:style-name="T14">different parts</text:span><text:span text:style-name="T3"> needed for an individual product. In this scenario the multi-robot system has the </text:span><text:span text:style-name="T14">advantage</text:span><text:span text:style-name="T3"> to be </text:span><text:span text:style-name="T14">very flexible</text:span><text:span text:style-name="T3">. </text:span><text:span text:style-name="T5">For example, if a machine is </text:span><text:span text:style-name="T12">overloaded or out of order</text:span><text:span text:style-name="T5"> the </text:span><text:span text:style-name="T3">robots can go to a </text:span><text:span text:style-name="T5">machine of the same type. (Furthermore </text:span><text:span text:style-name="T3">i</text:span><text:span text:style-name="T5">t would be</text:span><text:span text:style-name="T3"> easier to extend the factory and add new machines.</text:span><text:span text:style-name="T5">)</text:span></text:p>
      <text:p text:style-name="P3"><text:span text:style-name="T3">There are </text:span><text:span text:style-name="T14">many other domains</text:span><text:span text:style-name="T3"> in which multi-robot systems can be useful. </text:span><text:span text:style-name="T4">In the picture you can see two robots </text:span><text:span text:style-name="T6">with </text:span><text:span text:style-name="T15">different abilities</text:span><text:span text:style-name="T6"> for </text:span><text:span text:style-name="T15">planetary exploration</text:span><text:span text:style-name="T4">.</text:span></text:p>
      <text:p text:style-name="P32">To <text:span text:style-name="T10">sum</text:span> it up you can say, that multi-robot systems are <text:span text:style-name="T10">useful</text:span> and about to <text:span text:style-name="T10">get more important</text:span>.</text:p>
      <text:p text:style-name="P33"/>
      <text:p text:style-name="P30">LLSF</text:p>
      <text:p text:style-name="P32"><text:span text:style-name="T7">I am a </text:span><text:span text:style-name="T18">member</text:span><text:span text:style-name="T7"> of the </text:span><text:span text:style-name="T18">Carologistics</text:span><text:span text:style-name="T7"> team and we participate in </text:span><text:span text:style-name="T50">the</text:span><text:span text:style-name="T7"> </text:span><text:span text:style-name="T50">Logistic League </text:span><text:span text:style-name="T7">of the RoboCup. The league is a </text:span><text:span text:style-name="T18">testbed <text:s/>for logistic robots</text:span><text:span text:style-name="T7"> in a factory scenario. The </text:span><text:span text:style-name="T18">task</text:span><text:span text:style-name="T7"> is to </text:span><text:span text:style-name="T18">produce</text:span><text:span text:style-name="T7"> and </text:span><text:span text:style-name="T18">deliver</text:span><text:span text:style-name="T7"> products by feeding machines with </text:span><text:span text:style-name="T18">resources an</text:span><text:span text:style-name="T17">d</text:span><text:span text:style-name="T18"> semi-finished</text:span><text:span text:style-name="T7"> products. </text:span><text:span text:style-name="T42">T</text:span><text:span text:style-name="T7">he </text:span><text:span text:style-name="T18">challenge</text:span><text:span text:style-name="T7"> is to </text:span><text:span text:style-name="T18">optimize</text:span><text:span text:style-name="T7"> the workflow and maximize the performance </text:span><text:span text:style-name="T42">and to be robust against </text:span><text:span text:style-name="T24">failure</text:span><text:span text:style-name="T42">, such as </text:span><text:span text:style-name="T24">downtime</text:span><text:span text:style-name="T42"> of machines.</text:span></text:p>
      <text:p text:style-name="P6"/>
      <text:p text:style-name="P20">Problem-Solution</text:p>
      <text:p text:style-name="P7"><text:span text:style-name="T10">But</text:span>, <text:span text:style-name="T10">developing</text:span> software for multi-robot systems is difficult, especially when you are <text:span text:style-name="T10">testing</text:span>. Here are some <text:span text:style-name="T10">major problems</text:span>.</text:p>
      <text:p text:style-name="P7">If you test, you <text:span text:style-name="T10">need the environment and robots</text:span> the software is made for. You have to <text:span text:style-name="T10">setup</text:span> the robots, bring them to the <text:span text:style-name="T10">right place</text:span>, keep the <text:span text:style-name="T10">batteries</text:span> loaded, etc. It is hard to <text:span text:style-name="T10">test high level</text:span> <text:span text:style-name="T10">components</text:span> if the low level components are not finished because of the <text:span text:style-name="T10">dependencies</text:span>. <text:span text:style-name="T10">Comparing</text:span> different multi-agent strategies can be very<text:span text:style-name="T10"> time consuming</text:span>, because the <text:span text:style-name="T10">effort</text:span> of the setup <text:span text:style-name="T10">scales</text:span> with the number of robots and you want to <text:span text:style-name="T10">look at multiple runs</text:span>.</text:p>
      <text:p text:style-name="P8"><text:span text:style-name="T10">So</text:span>, testing is very <text:span text:style-name="T10">time and resource consuming</text:span>.</text:p>
      <text:p text:style-name="P8">How do we want to <text:span text:style-name="T10">tackle</text:span> this problems? We <text:span text:style-name="T10">develop a multi robot simulation.</text:span></text:p>
      <text:p text:style-name="P8">You <text:span text:style-name="T10">don't need the physical environment</text:span> and the robots any longer<text:span text:style-name="T10"> for ordinary testing</text:span>. You only have to <text:span text:style-name="T10">setup the software</text:span>. You can <text:span text:style-name="T10">simulate</text:span> the right behavior of <text:span text:style-name="T10">low level </text:span>components by providing <text:span text:style-name="T10">ground truth </text:span>and you can <text:span text:style-name="T10">run the simulation </text:span>as much and as long <text:span text:style-name="T10">as you want</text:span>.</text:p>
      <text:p text:style-name="P8">So, the simulation saves time and resources.</text:p>
      <text:p text:style-name="P31"><text:span text:style-name="T29">Therefore</text:span><text:span text:style-name="T49">, in my bachelor-thesis, I want to develop a </text:span><text:span text:style-name="T29">multi-robot simulation</text:span><text:span text:style-name="T49"> with the </text:span><text:span text:style-name="T29">ability</text:span><text:span text:style-name="T49"> to </text:span><text:span text:style-name="T29">evaluate multi-agent strategies</text:span><text:span text:style-name="T49">!</text:span></text:p>
      <text:p text:style-name="P9"/>
      <text:p text:style-name="P21">Gazebo</text:p>
      <text:p text:style-name="P27">The <text:span text:style-name="T10">basic simulator</text:span> I want to use is Gazebo. It is <text:span text:style-name="T10">Open Source</text:span>, uses the Ogre 3D graphics <text:span text:style-name="T10">engine</text:span> and the <text:span text:style-name="T10">Open Dynamics</text:span> Physics Engine. So the simulator is capable of <text:span text:style-name="T10">simulating</text:span> important <text:span text:style-name="T10">difficulties</text:span> such as reflections, <text:span text:style-name="T44">shadows and slippery ground</text:span>. Furthermore the simulator <text:span text:style-name="T10">supports</text:span> many <text:span text:style-name="T10">standar</text:span><text:span text:style-name="T17">d</text:span> platform robots and sensors. <text:span text:style-name="T43">For example the </text:span><text:span text:style-name="T25">Hokuyo</text:span><text:span text:style-name="T43"> laser sensor. Then Gazebo</text:span> <text:soft-page-break/><text:span text:style-name="T37">has extensive support</text:span>. <text:span text:style-name="T42">By the way, Gazebo is currently founded by </text:span><text:span text:style-name="T24">DARPA. </text:span><text:span text:style-name="T37"><text:s/></text:span>So Gazebo is a <text:span text:style-name="T10">suitable</text:span> simulator for this thesis and seem to be good for <text:span text:style-name="T10">future work</text:span>.</text:p>
      <text:p text:style-name="P28"/>
      <text:p text:style-name="P29">Fawkes</text:p>
      <text:p text:style-name="P27"><text:span text:style-name="T7">We </text:span><text:span text:style-name="T18">operate</text:span><text:span text:style-name="T7"> the robots with </text:span><text:span text:style-name="T18">Fawkes</text:span><text:span text:style-name="T7">. Fawkes is an </text:span><text:span text:style-name="T18">Open Source</text:span><text:span text:style-name="T7"> robot software framework. It was developed here at </text:span><text:span text:style-name="T18">KBSG</text:span><text:span text:style-name="T7">. The most </text:span><text:span text:style-name="T18">important features</text:span><text:span text:style-name="T7"> for this thesis are the </text:span><text:span text:style-name="T18">component-based</text:span><text:span text:style-name="T7"> design. </text:span><text:span text:style-name="T46">So you have different plugins that are responsable for different tasks. On the left you can see a </text:span><text:span text:style-name="T28">simplified component diagram</text:span><text:span text:style-name="T46"> of a </text:span><text:span text:style-name="T28">part</text:span><text:span text:style-name="T46"> of our system. We have the </text:span><text:span text:style-name="T40">motor</text:span><text:span text:style-name="T46"> and </text:span><text:span text:style-name="T40">laser</text:span><text:span text:style-name="T46"> plugins as l</text:span><text:span text:style-name="T28">ow level drivers</text:span><text:span text:style-name="T46">, the localization and laser cluster detector, which use the laser data and </text:span><text:span text:style-name="T28">compute</text:span><text:span text:style-name="T46"> the position of the robot and the position of obstacles. </text:span><text:span text:style-name="T51">The skiller and agent plugin use this information.</text:span><text:span text:style-name="T46"> The</text:span> plugin<text:span text:style-name="T46">s</text:span> can communicate over a <text:span text:style-name="T10">blackboard</text:span> which is readable for every other plugin interested in the information. Therefore the simulation can <text:span text:style-name="T10">exchange the sensor and actuator plugins</text:span> and the components we want to test would<text:span text:style-name="T10"> not notice the difference</text:span>. <text:span text:style-name="T51">For example you can exchange the motor and laser plugin, or the localization and cluster detector plugin.</text:span></text:p>
      <text:p text:style-name="P10"/>
      <text:p text:style-name="P21">Goals</text:p>
      <text:p text:style-name="P27">Now I want to <text:span text:style-name="T10">present</text:span> the goals of my thesis.<text:span text:style-name="T8"><text:line-break/>The </text:span><text:span text:style-name="T48">first</text:span><text:span text:style-name="T8"> goal is to </text:span><text:span text:style-name="T19">simulate the sensors and actuators</text:span><text:span text:style-name="T8">. I will do this in </text:span><text:span text:style-name="T19">different levels</text:span><text:span text:style-name="T8"> of simulation </text:span><text:span text:style-name="T48">as you have seen in the previous slide</text:span><text:span text:style-name="T8">. </text:span><text:span text:style-name="T30">For example I will provide </text:span><text:span text:style-name="T20">ground truth</text:span><text:span text:style-name="T30"> about the robot's </text:span><text:span text:style-name="T20">position</text:span><text:span text:style-name="T30"> in the high level and provide</text:span><text:span text:style-name="T20"> laser sensor data</text:span><text:span text:style-name="T30"> for </text:span><text:span text:style-name="T20">localization</text:span><text:span text:style-name="T30"> in the low level simulation.</text:span></text:p>
      <text:p text:style-name="P11"><text:span text:style-name="T8">The </text:span><text:span text:style-name="T48">next</text:span><text:span text:style-name="T8"> goal is to create a simulation environment for </text:span><text:span text:style-name="T19">LLSF</text:span><text:span text:style-name="T8">. That means I have to </text:span><text:span text:style-name="T19">model</text:span><text:span text:style-name="T8"> the LLSF game </text:span><text:span text:style-name="T19">field</text:span><text:span text:style-name="T8"> with the </text:span><text:span text:style-name="T19">machines</text:span><text:span text:style-name="T8">, </text:span><text:span text:style-name="T19">pucks</text:span><text:span text:style-name="T8"> and the </text:span><text:span text:style-name="T19">Robotinos</text:span><text:span text:style-name="T8">. For the machines I have to implement the </text:span><text:span text:style-name="T26">reaction </text:span><text:span text:style-name="T38">of the light signals when placing a puck underneath the RFID sensor</text:span><text:span text:style-name="T8">. This can be done by using the automated </text:span><text:span text:style-name="T19">referee</text:span><text:span text:style-name="T8"> box </text:span><text:span text:style-name="T30">of</text:span><text:span text:style-name="T8"> the league.</text:span></text:p>
      <text:p text:style-name="P12"><text:span text:style-name="T30">The</text:span><text:span text:style-name="T20"> </text:span><text:span text:style-name="T21">Multi-agent simulation</text:span><text:span text:style-name="T9"> </text:span><text:span text:style-name="T30">is a goal</text:span><text:span text:style-name="T9">. To achieve this I basically have to </text:span><text:span text:style-name="T21">map</text:span><text:span text:style-name="T9"> between Fawkes instances and the simulated robots in Gazebo. (Another </text:span><text:span text:style-name="T41">interesting</text:span><text:span text:style-name="T9"> aspect here will be the communication between the Fawkes instances.)</text:span></text:p>
      <text:p text:style-name="P15">An really important goal is the <text:span text:style-name="T10">expandability</text:span> of the simulator. I will make the simulation more <text:span text:style-name="T10">general</text:span> and <text:span text:style-name="T10">m</text:span><text:span text:style-name="T17">o</text:span><text:span text:style-name="T10">dular</text:span> as needed for LLSF. This is important to <text:span text:style-name="T10">adjust</text:span> the simulator for future <text:span text:style-name="T10">changes.</text:span> <text:span text:style-name="T44">(For example we are going to exchange the front webcam with a stereo camera.)</text:span></text:p>
      <text:p text:style-name="P15"/>
      <text:p text:style-name="P22">Mulit-Agent Strategies, Evaluation</text:p>
      <text:p text:style-name="P16">Furthermore I will <text:span text:style-name="T10">compare</text:span> some multi-agent strategies with the simulator. Now we are using a <text:span text:style-name="T10">role based approach</text:span> to organize the agents. I will compare the <text:span text:style-name="T10">current</text:span>, <text:span text:style-name="T10">static</text:span> role based approach with a <text:span text:style-name="T10">dynamic</text:span> one. In the dynamic one the agents can change their roles to, for example, recycle pucks if there is not enough time left to produce an other product. And I want to compare the <text:span text:style-name="T10">performance</text:span> of the system with <text:span text:style-name="T10">different roles</text:span> for the <text:span text:style-name="T36">agent</text:span><text:span text:style-name="T39">s to add for example a recycling role.</text:span></text:p>
      <text:p text:style-name="P13"><text:span text:style-name="T22">With this</text:span><text:span text:style-name="T31"> comparison, I will also </text:span><text:span text:style-name="T22">evaluate</text:span><text:span text:style-name="T31"> the simulator and </text:span><text:span text:style-name="T45">look for </text:span><text:span text:style-name="T27">differences</text:span><text:span text:style-name="T45"> between </text:span><text:span text:style-name="T27">real</text:span><text:span text:style-name="T45"> world and simulation</text:span><text:span text:style-name="T32">. I will also do a </text:span><text:span text:style-name="T23">quantitative</text:span><text:span text:style-name="T32"> evaluation and measure the </text:span><text:span text:style-name="T23">resource usage </text:span><text:span text:style-name="T32">and how it </text:span><text:span text:style-name="T23">scales</text:span><text:span text:style-name="T32"> with the number of robots.</text:span></text:p>
      <text:p text:style-name="P17"/>
      <text:p text:style-name="P23">Conclusion</text:p>
      <text:p text:style-name="P18">Now I come to the <text:span text:style-name="T10">conclusion</text:span>. Multi-robot systems are <text:span text:style-name="T10">getting more important</text:span> and have huge <text:span text:style-name="T10">possibilities</text:span>, but the development and especially the <text:span text:style-name="T10">testing</text:span> in<text:span text:style-name="T10"> difficult and time-consuming</text:span>. The simulation I want to do in this thesis is a <text:span text:style-name="T10">key</text:span> to efficient development and testing.</text:p>
      <text:p text:style-name="P18">The <text:span text:style-name="T10">goals</text:span> of the thesis are the simulation of the<text:span text:style-name="T10"> LLSF league, sensor and actuator simulation on different levels, expendability <text:s/>and the comparison of multi-agent strategies.</text:span> </text:p>
      <text:p text:style-name="P18"/>
      <text:p text:style-name="P14">(<text:span text:style-name="T34">Presentation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Zwilling</meta:initial-creator>
    <meta:creation-date>2013-07-19T12:25:36</meta:creation-date>
    <dc:date>2013-07-22T21:17:24</dc:date>
    <dc:creator>Frederik Zwilling</dc:creator>
    <meta:editing-duration>PT15H7M28S</meta:editing-duration>
    <meta:editing-cycles>13</meta:editing-cycles>
    <meta:generator>LibreOffice/3.6$Linux_X86_64 LibreOffice_project/360m1$Build-2</meta:generator>
    <meta:printed-by>Frederik Zwilling</meta:printed-by>
    <meta:print-date>2013-07-21T13:09:20</meta:print-date>
    <meta:document-statistic meta:table-count="0" meta:image-count="0" meta:object-count="0" meta:page-count="2" meta:paragraph-count="37" meta:word-count="1163" meta:character-count="6864" meta:non-whitespace-character-count="5734"/>
  </office:meta>
</office:document-meta>
</file>